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/>
    <style:font-face style:name="Microsoft YaHei" svg:font-family="Microsoft YaHei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14" style:family="paragraph" style:parent-style-name="Standard">
      <style:paragraph-properties text:number-lines="true"/>
      <style:text-properties fo:font-size="14pt" style:font-size-asian="14pt" style:font-size-complex="14pt"/>
    </style:style>
    <style:style style:name="P15" style:family="paragraph" style:parent-style-name="Standard">
      <style:paragraph-properties text:number-lines="tru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text:number-lines="true"/>
      <style:text-properties fo:font-size="14pt" style:font-size-asian="14pt" style:font-size-complex="14pt" style:text-underline-style="solid" style:text-underline-mode="continuous" style:text-underline-width="auto" style:text-underline-color="font-color"/>
    </style:style>
    <style:style style:name="P17" style:family="paragraph" style:parent-style-name="Standard">
      <style:paragraph-properties text:number-lines="true"/>
      <style:text-properties fo:font-size="14pt" fo:font-style="italic" style:font-size-asian="14pt" style:font-style-asian="italic" style:font-size-complex="14pt" style:font-style-complex="italic"/>
    </style:style>
    <style:style style:name="P18" style:family="paragraph" style:parent-style-name="Standard">
      <style:paragraph-properties text:number-lines="true"/>
      <style:text-properties fo:font-size="14pt" fo:font-weight="bold" fo:font-style="italic" style:font-size-asian="14pt" style:font-weight-asian="bold" style:font-style-asian="italic" style:font-size-complex="14pt" style:font-weight-complex="bold" style:font-style-complex="italic"/>
    </style:style>
    <style:style style:name="P19" style:family="paragraph" style:parent-style-name="Standard">
      <style:paragraph-properties text:number-lines="tru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text:number-lines="true"/>
      <style:text-properties fo:font-size="14pt" style:font-size-asian="14pt" style:font-size-complex="14pt" fo:color="#ff6600"/>
    </style:style>
    <style:style style:name="P21" style:family="paragraph" style:parent-style-name="Standard">
      <style:paragraph-properties text:number-lines="true"/>
      <style:text-properties fo:font-size="14pt" style:font-size-asian="14pt" style:font-size-complex="14pt" fo:color="#0066ff"/>
    </style:style>
    <style:style style:name="P22" style:family="paragraph" style:parent-style-name="Standard">
      <style:paragraph-properties text:number-lines="true"/>
      <style:text-properties fo:font-size="14pt" fo:font-weight="bold" style:font-size-asian="14pt" style:font-weight-asian="bold" style:font-size-complex="14pt" style:font-weight-complex="bold" fo:color="#993366"/>
    </style:style>
    <style:style style:name="P23" style:family="paragraph" style:parent-style-name="Standard">
      <style:paragraph-properties text:number-lines="true"/>
      <style:text-properties fo:font-size="14pt" style:font-size-asian="14pt" style:font-size-complex="14pt" fo:color="#993366"/>
    </style:style>
    <style:style style:name="P24" style:family="paragraph" style:parent-style-name="Standard">
      <style:paragraph-properties text:number-lines="true"/>
      <style:text-properties fo:font-size="14pt" style:font-size-asian="14pt" style:font-size-complex="14pt" fo:color="#ff66cc"/>
    </style:style>
    <style:style style:name="P25" style:family="paragraph" style:parent-style-name="Standard">
      <style:paragraph-properties text:number-lines="true"/>
      <style:text-properties fo:font-size="14pt" style:font-size-asian="14pt" style:font-size-complex="14pt" fo:color="#ff33ff"/>
    </style:style>
    <style:style style:name="T6" style:family="text">
      <style:text-properties style:font-name="Times New Roman" fo:font-size="14pt" fo:font-weight="normal" fo:font-style="normal" fo:language="fr" fo:country="fr" style:font-name-asian="SimSun" style:font-size-asian="14pt" style:font-weight-asian="normal" style:font-style-asian="normal" style:language-asian="zh" style:country-asian="cn" style:font-name-complex="Arial" style:font-size-complex="14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Times New Roman" fo:font-size="14pt" fo:font-weight="bold" fo:font-style="normal" fo:language="fr" fo:country="fr" style:font-name-asian="SimSun" style:font-size-asian="14pt" style:font-weight-asian="bold" style:font-style-asian="normal" style:language-asian="zh" style:country-asian="cn" style:font-name-complex="Arial" style:font-size-complex="14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8" style:family="text">
      <style:text-properties style:text-underline-style="solid" style:text-underline-mode="continuous" style:text-underline-width="auto" style:text-underline-color="font-color"/>
    </style:style>
    <style:style style:name="T9" style:family="text">
      <style:text-properties style:font-name="Times New Roman" fo:font-size="14pt" fo:font-weight="normal" fo:font-style="italic" fo:language="fr" fo:country="fr" style:font-name-asian="SimSun" style:font-size-asian="14pt" style:font-weight-asian="normal" style:font-style-asian="italic" style:language-asian="zh" style:country-asian="cn" style:font-name-complex="Arial" style:font-size-complex="14pt" style:font-weight-complex="normal" style:font-style-complex="italic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Times New Roman" fo:font-size="14pt" fo:font-weight="bold" fo:font-style="italic" fo:language="fr" fo:country="fr" style:font-name-asian="SimSun" style:font-size-asian="14pt" style:font-weight-asian="bold" style:font-style-asian="italic" style:language-asian="zh" style:country-asian="cn" style:font-name-complex="Arial" style:font-size-complex="14pt" style:font-weight-complex="bold" style:font-style-complex="italic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Times New Roman" fo:font-size="18pt" fo:font-weight="bold" fo:font-style="normal" fo:language="fr" fo:country="fr" style:font-name-asian="SimSun" style:font-size-asian="18pt" style:font-weight-asian="bold" style:font-style-asian="normal" style:language-asian="zh" style:country-asian="cn" style:font-name-complex="Arial" style:font-size-complex="18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2" style:family="text">
      <style:text-properties fo:color="#ff6600"/>
    </style:style>
    <style:style style:name="T13" style:family="text">
      <style:text-properties style:font-name="Times New Roman" fo:font-size="14pt" fo:font-weight="normal" fo:font-style="normal" fo:language="fr" fo:country="fr" style:font-name-asian="SimSun" style:font-size-asian="14pt" style:font-weight-asian="normal" style:font-style-asian="normal" style:language-asian="zh" style:country-asian="cn" style:font-name-complex="Arial" style:font-size-complex="14pt" style:font-weight-complex="normal" style:font-style-complex="normal" style:language-complex="hi" style:country-complex="in" fo:font-variant="normal" fo:text-transform="none" fo:color="#0066ff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font-name="Times New Roman" fo:font-size="14pt" fo:font-weight="bold" fo:font-style="normal" fo:language="fr" fo:country="fr" style:font-name-asian="SimSun" style:font-size-asian="14pt" style:font-weight-asian="bold" style:font-style-asian="normal" style:language-asian="zh" style:country-asian="cn" style:font-name-complex="Arial" style:font-size-complex="14pt" style:font-weight-complex="bold" style:font-style-complex="normal" style:language-complex="hi" style:country-complex="in" fo:font-variant="normal" fo:text-transform="none" fo:color="#993366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Times New Roman" fo:font-size="14pt" fo:font-weight="normal" fo:font-style="normal" fo:language="fr" fo:country="fr" style:font-name-asian="SimSun" style:font-size-asian="14pt" style:font-weight-asian="normal" style:font-style-asian="normal" style:language-asian="zh" style:country-asian="cn" style:font-name-complex="Arial" style:font-size-complex="14pt" style:font-weight-complex="normal" style:font-style-complex="normal" style:language-complex="hi" style:country-complex="in" fo:font-variant="normal" fo:text-transform="none" fo:color="#993366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6" style:family="text">
      <style:text-properties style:font-name="Times New Roman" fo:font-size="14pt" fo:font-weight="normal" fo:font-style="normal" fo:language="fr" fo:country="fr" style:font-name-asian="SimSun" style:font-size-asian="14pt" style:font-weight-asian="normal" style:font-style-asian="normal" style:language-asian="zh" style:country-asian="cn" style:font-name-complex="Arial" style:font-size-complex="14pt" style:font-weight-complex="normal" style:font-style-complex="normal" style:language-complex="hi" style:country-complex="in" fo:font-variant="normal" fo:text-transform="none" fo:color="#ff66cc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7" style:family="text">
      <style:text-properties fo:color="#ff33ff"/>
    </style:style>
    <style:style style:name="T18" style:family="text">
      <style:text-properties fo:font-weight="bold" style:font-weight-asian="bold" style:font-weight-complex="bold" style:font-style-complex="italic"/>
    </style:style>
    <style:style style:name="T19" style:family="text">
      <style:text-properties style:font-style-complex="italic"/>
    </style:style>
    <style:style style:name="T20" style:family="text">
      <style:text-properties fo:font-weight="bold" style:font-weight-asian="bold" style:font-weight-complex="bold" style:font-style-complex="italic" style:text-underline-style="solid" style:text-underline-mode="continuous" style:text-underline-width="auto" style:text-underline-color="font-color"/>
    </style:style>
    <style:style style:name="T21" style:family="text">
      <style:text-properties style:font-style-complex="italic" style:text-underline-style="solid" style:text-underline-mode="continuous" style:text-underline-width="auto" style:text-underline-color="font-color"/>
    </style:style>
    <style:style style:name="T22" style:family="text">
      <style:text-properties fo:color="#0000ff"/>
    </style:style>
    <style:style style:name="T23" style:family="text">
      <style:text-properties fo:font-weight="bold" style:font-weight-asian="bold" style:font-weight-complex="bold" style:font-style-complex="italic" fo:color="#0066cc"/>
    </style:style>
    <style:style style:name="T24" style:family="text">
      <style:text-properties style:font-style-complex="italic"/>
    </style:style>
    <style:style style:name="T25" style:family="text">
      <style:text-properties fo:font-weight="bold" style:font-weight-asian="bold" style:font-weight-complex="bold" style:font-style-complex="italic"/>
    </style:style>
    <style:style style:name="Sect1" style:family="section">
      <style:section-properties/>
    </style:style>
    <style:style style:name="Sect2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au"/>
        <text:sequence-decl text:display-outline-level="0" text:name="Illustration"/>
        <text:sequence-decl text:display-outline-level="0" text:name="Image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19">El método CRUD<text:s/></text:p>
        <text:p text:style-name="P14"/>
        <text:p text:style-name="P14"/>
        <text:p text:style-name="P14"><text:tab/><text:span text:style-name="T18">El método CRUD</text:span><text:span text:style-name="T19"><text:s/></text:span><text:span text:style-name="T19">es un acrónimo que representa las cuatro operaciones básicas en la gestión de datos persistentes:</text:span></text:p>
        <text:p text:style-name="P15"><text:tab/>1. Create (Crear):</text:p>
        <text:p text:style-name="P14">Añadir nuevos registros a una base de datos o sistema.</text:p>
        <text:p text:style-name="P14">En SQL: Generalmente se usa el<text:s/><text:span text:style-name="T8">comando INSERT.</text:span></text:p>
        <text:p text:style-name="P15"><text:tab/>2,Read (Leer):</text:p>
        <text:p text:style-name="P14">Recuperar o consultar datos existentes.</text:p>
        <text:p text:style-name="P14">En SQL: Se utiliza principalmente el<text:span text:style-name="T20"><text:s/></text:span><text:span text:style-name="T21">comando SELECT.</text:span></text:p>
        <text:p text:style-name="P15"><text:tab/>3,Update (Actualizar):</text:p>
        <text:p text:style-name="P14">Modificar registros existentes.</text:p>
        <text:p text:style-name="P14">En SQL: Se emplea el<text:s/><text:span text:style-name="T8">comando UPDATE.</text:span></text:p>
        <text:p text:style-name="P15"><text:tab/>4,Delete (Eliminar):</text:p>
        <text:p text:style-name="P14">Borrar registros de la base de datos.</text:p>
        <text:p text:style-name="P14">En SQL: Se usa el<text:s/><text:span text:style-name="T8">comando DELETE.</text:span></text:p>
        <text:p text:style-name="P14"/>
        <text:p text:style-name="P14"><text:tab/><text:span text:style-name="T18">Características clave:</text:span></text:p>
        <text:p text:style-name="P14">-Fundamental en el diseño de bases de datos y APIs.</text:p>
        <text:p text:style-name="P14">-Proporciona un marco para la manipulación completa de datos.</text:p>
        <text:p text:style-name="P14">-Se aplica en diversos contextos: bases de datos, aplicaciones web, APIs RESTful, etc.</text:p>
        <text:p text:style-name="P14"/>
        <text:p text:style-name="P14"><text:span text:style-name="T18"><text:tab/></text:span><text:span text:style-name="T18">Php</text:span><text:span text:style-name="T19"><text:s/></text:span><text:span text:style-name="T19">va a integrar consultas SQL para interactuar con la base de datos de la aplicacion web, normalmente siguiendo pautas CRUD.</text:span><text:span text:style-name="T19"><text:line-break/></text:span><text:span text:style-name="T19"><text:tab/></text:span><text:span text:style-name="T21">Hay que distinguir :</text:span><text:span text:style-name="T19"><text:line-break/></text:span><text:span text:style-name="T18">CRUD en SQL</text:span><text:span text:style-name="T19">(SQL puro</text:span><text:span text:style-name="T18">)</text:span><text:span text:style-name="T19"><text:s/></text:span><text:span text:style-name="T19">para la propia base de datos donde se crean ,destruyen y visualizan las propias tablas,o sus datos.</text:span><text:span text:style-name="T19"><text:line-break/></text:span><text:span text:style-name="T19">Normalmante se hace en Php_myadmin o en</text:span><text:span text:style-name="T19"><text:s/></text:span><text:span text:style-name="T19">'</text:span><text:span text:style-name="T19">command prompt</text:span><text:span text:style-name="T19">'</text:span><text:span text:style-name="T19">.</text:span><text:span text:style-name="T19"><text:line-break/></text:span><text:span text:style-name="T19"><text:line-break/></text:span><text:span text:style-name="T18">CRUD desde el punto de vista de PHP</text:span><text:span text:style-name="T19"><text:s/></text:span><text:span text:style-name="T19">se utliza SQL para crear,leer,suprimir y modificar datos dentro de las propias tablas ya creadas en la base de datos del servidor,</text:span></text:p>
        <text:p text:style-name="P14">PHP no se va a utlizar casi nunca para crear las tablas(se usa para crear o suprimir o modificar las entradas de la tabla(filas)),tampoco se van a crear o suprimir columnas(atributos, ejemplo:edad,raza,comentario,precio,marca,velocidad,temperatura..) (lo que se va a hacer es modificar los valores de esas columnas para unas filas determinadas) que modifiquen la estructura de la tabla con PHP ejecutado desde las paginas de la aplicacion.</text:p>
        <text:p text:style-name="P14"/>
        <text:p text:style-name="P14"><text:s/><text:span text:style-name="T12">Ejemplo simplificado en PHP y SQL:</text:span></text:p>
        <text:p text:style-name="P15">// Create</text:p>
        <text:p text:style-name="P14">function createUser($name, $email) {</text:p>
        <text:p text:style-name="P14"><text:s text:c="4"/>$sql =<text:s/>"INSERT INTO users (name, email) VALUES (?, ?)";</text:p>
        <text:p text:style-name="P14"><text:s text:c="4"/><text:span text:style-name="T18">// Ejecutar la consulta</text:span></text:p>
        <text:p text:style-name="P14">}</text:p>
        <text:p text:style-name="P14"/>
        <text:p text:style-name="P15">// Read</text:p>
        <text:p text:style-name="P14">function getUser($id) {</text:p>
        <text:p text:style-name="P14"><text:s text:c="4"/>$sql =<text:s/>"SELECT * FROM users WHERE id = ?";</text:p>
        <text:p text:style-name="P14"><text:s text:c="4"/><text:span text:style-name="T18">// Ejecutar la consulta y retornar resultado</text:span></text:p>
        <text:p text:style-name="P14">}</text:p>
        <text:p text:style-name="P14"/>
        <text:p text:style-name="P15">// Update</text:p>
        <text:p text:style-name="P14">function updateUser($id, $name, $email) {</text:p>
        <text:p text:style-name="P14"><text:s text:c="4"/>$sql =<text:s/>"UPDATE users SET name = ?, email = ? WHERE id = ?";</text:p>
        <text:p text:style-name="P14"><text:s text:c="4"/><text:span text:style-name="T18">// Ejecutar la consulta</text:span></text:p>
        <text:p text:style-name="P14">}</text:p>
        <text:p text:style-name="P14"/>
        <text:p text:style-name="P15">// Delete</text:p>
        <text:p text:style-name="P14">function deleteUser($id) {</text:p>
        <text:p text:style-name="P14"><text:s text:c="4"/>$sql =<text:s/>"DELETE FROM users WHERE id = ?";</text:p>
        <text:p text:style-name="P14"><text:s text:c="4"/><text:span text:style-name="T18">// Ejecutar la consulta</text:span></text:p>
        <text:p text:style-name="P14">}</text:p>
        <text:p text:style-name="P14"/>
        <text:p text:style-name="P14">El método CRUD proporciona una estructura clara y completa para manejar datos en sistemas de información.</text:p>
        <text:p text:style-name="P14"/>
        <text:p text:style-name="P15">Ejecucion de consultas :</text:p>
        <text:p text:style-name="P15"/>
        <text:p text:style-name="P14">La ejecución de la consulta depende del sistema de gestión de base de datos y la biblioteca</text:p>
        <text:p text:style-name="P14">que estés utilizando. En PHP, una forma común y segura de ejecutar consultas es<text:s/></text:p>
        <text:p text:style-name="P14">usando<text:s/><text:span text:style-name="T8">PDO (PHP Data Objects).</text:span><text:span text:style-name="T8"><text:s/></text:span></text:p>
        <text:p text:style-name="P20">Aquí te muestro cómo se ejecutaría cada operación CRUD:</text:p>
        <text:p text:style-name="P14"/>
        <text:p text:style-name="P14">&lt;?php</text:p>
        <text:p text:style-name="P14">// Asumimos que ya tenemos una conexión PDO establecida</text:p>
        <text:p text:style-name="P21"><text:span text:style-name="T22">$pdo</text:span><text:s/>= new PDO('<text:span text:style-name="T23">mysql:host=localhost</text:span><text:span text:style-name="T24">;</text:span><text:span text:style-name="T24"><text:s/></text:span><text:span text:style-name="T25">dbname=mibasededatos</text:span><text:span text:style-name="T25">'</text:span><text:span text:style-name="T24">,</text:span><text:span text:style-name="T24"><text:s/></text:span><text:span text:style-name="T25">'</text:span><text:span text:style-name="T25">usuario</text:span><text:span text:style-name="T25">'</text:span><text:span text:style-name="T24">,</text:span><text:span text:style-name="T24"><text:s/></text:span><text:span text:style-name="T25">'</text:span><text:span text:style-name="T25">contraseña</text:span><text:span text:style-name="T25">'</text:span><text:span text:style-name="T24">);</text:span></text:p>
        <text:p text:style-name="P14"/>
        <text:p text:style-name="P15">// Create</text:p>
        <text:p text:style-name="P14">function createUser($name, $email) {</text:p>
        <text:p text:style-name="P14"><text:s text:c="4"/>global $pdo;</text:p>
        <text:p text:style-name="P14"><text:s text:c="4"/>$sql =<text:s/>"INSERT INTO users (name, email) VALUES (?, ?)";</text:p>
        <text:p text:style-name="P14"><text:s text:c="4"/>$stmt = $pdo-&gt;prepare($sql);</text:p>
        <text:p text:style-name="P14"><text:s text:c="4"/>$stmt-&gt;execute([$name, $email]);</text:p>
        <text:p text:style-name="P14">}</text:p>
        <text:p text:style-name="P14"/>
        <text:p text:style-name="P15">// Read</text:p>
        <text:p text:style-name="P14">function getUser($id) {</text:p>
        <text:p text:style-name="P14"><text:s text:c="4"/>global $pdo;</text:p>
        <text:p text:style-name="P14"><text:s text:c="4"/>$sql = "SELECT * FROM users WHERE id = ?";</text:p>
        <text:p text:style-name="P14"><text:s text:c="4"/>$stmt = $pdo-&gt;prepare($sql);</text:p>
        <text:p text:style-name="P14"><text:s text:c="4"/>$stmt-&gt;execute([$id]);</text:p>
        <text:p text:style-name="P14"><text:s text:c="4"/>return $stmt-&gt;fetch(PDO::FETCH_ASSOC);</text:p>
        <text:p text:style-name="P14">}</text:p>
        <text:p text:style-name="P14"/>
        <text:p text:style-name="P15">// Update</text:p>
        <text:p text:style-name="P14">function updateUser($id, $name, $email) {</text:p>
        <text:p text:style-name="P14"><text:s text:c="4"/>global $pdo;</text:p>
        <text:p text:style-name="P14"><text:s text:c="4"/>$sql = "UPDATE users SET name = ?, email = ? WHERE id = ?";</text:p>
        <text:p text:style-name="P14"><text:s text:c="4"/>$stmt = $pdo-&gt;prepare($sql);</text:p>
        <text:p text:style-name="P14"><text:s text:c="4"/>$stmt-&gt;execute([$name, $email, $id]);</text:p>
        <text:p text:style-name="P14">}</text:p>
        <text:p text:style-name="P14"/>
        <text:p text:style-name="P15">// Delete</text:p>
        <text:p text:style-name="P14">function deleteUser($id) {</text:p>
        <text:p text:style-name="P14"><text:s text:c="4"/>global $pdo;</text:p>
        <text:p text:style-name="P14"><text:s text:c="4"/>$sql = "DELETE FROM users WHERE id = ?";</text:p>
        <text:p text:style-name="P14"><text:s text:c="4"/>$stmt = $pdo-&gt;prepare($sql);</text:p>
        <text:p text:style-name="P14"><text:s text:c="4"/>$stmt-&gt;execute([$id]);</text:p>
        <text:p text:style-name="P14">}</text:p>
        <text:p text:style-name="P14"/>
        <text:p text:style-name="P15">Puntos clave:</text:p>
        <text:p text:style-name="P14"><text:s/><text:span text:style-name="T18">1. prepare():</text:span><text:span text:style-name="T19"><text:s/></text:span><text:span text:style-name="T19">Prepara la consulta SQL, lo que ayuda a prevenir inyecciones SQL.</text:span></text:p>
        <text:p text:style-name="P14"><text:s/><text:span text:style-name="T18">2. execute():</text:span><text:span text:style-name="T19"><text:s/></text:span><text:span text:style-name="T19">Ejecuta la consulta preparada con los parámetros proporcionados.</text:span></text:p>
        <text:p text:style-name="P14"><text:s/><text:span text:style-name="T18">3. fetch():</text:span><text:span text:style-name="T18"><text:s/></text:span><text:span text:style-name="T19">En el caso de READ, recupera el resultado de la consulta.</text:span></text:p>
        <text:p text:style-name="P14">Este enfoque utiliza<text:s/><text:span text:style-name="T8">consultas preparadas,</text:span><text:span text:style-name="T8"><text:s/></text:span>que son más seguras y eficientes.<text:s/></text:p>
        <text:p text:style-name="P16">Los marcadores de posición (?) en las consultas SQL se reemplazan con los valores</text:p>
        <text:p text:style-name="P16"><text:s/>reales de manera segura cuando se ejecuta la consulta.</text:p>
        <text:p text:style-name="P14"/>
        <text:p text:style-name="P14"><text:span text:style-name="T20">El reemplazo de los marcadores de posición (?) con valores reales</text:span><text:span text:style-name="T19"><text:s/></text:span><text:span text:style-name="T19">se realiza de manera segura a través de un proceso llamado</text:span><text:span text:style-name="T19"><text:s/></text:span><text:span text:style-name="T18">"parameter binding"</text:span><text:span text:style-name="T19"><text:s/></text:span><text:span text:style-name="T19">o vinculación de parámetros. Aquí te explico cómo funciona:</text:span></text:p>
        <text:p text:style-name="P14"/>
        <text:p text:style-name="P22">Método 1</text:p>
        <text:p text:style-name="P15"/>
        <text:p text:style-name="P15">Preparación de la consulta:</text:p>
        <text:p text:style-name="P14">Cuando usas $pdo-&gt;prepare($sql), el motor de base de datos analiza la consulta SQL, pero no la ejecuta. Los marcadores ? se identifican como posiciones para futuros valores.</text:p>
        <text:p text:style-name="P15">Vinculación de parámetros:</text:p>
        <text:p text:style-name="P14">Cuando llamas a $stmt-&gt;execute([$param1, $param2, ...]), PDO asocia cada valor del array con un marcador ? en el orden en que aparecen.</text:p>
        <text:p text:style-name="P15">Escape y formateo:</text:p>
        <text:p text:style-name="P14">PDO se encarga automáticamente de escapar caracteres especiales y formatear los datos según el tipo de columna en la base de datos.</text:p>
        <text:p text:style-name="P15">Ejecución segura:</text:p>
        <text:p text:style-name="P14">La base de datos recibe la consulta preparada y los valores por separado, lo que evita la inyección SQL.</text:p>
        <text:p text:style-name="P20">Ejemplo detallado:</text:p>
        <text:p text:style-name="P14">$sql = "INSERT INTO users (name, email) VALUES (?, ?)";</text:p>
        <text:p text:style-name="P14">$stmt = $pdo-&gt;prepare($sql);</text:p>
        <text:p text:style-name="P14"/>
        <text:p text:style-name="P14">$name = "O'Brien"; // Nótese la comilla simple</text:p>
        <text:p text:style-name="P14">$email = "obrien@example.com";</text:p>
        <text:p text:style-name="P14"/>
        <text:p text:style-name="P14">$stmt-&gt;execute([$name, $email]);</text:p>
        <text:p text:style-name="P14"/>
        <text:p text:style-name="P14">En este caso:</text:p>
        <text:p text:style-name="P24"><text:s/><text:span text:style-name="T17">1,PDO escapa automáticamente la comilla en "O'Brien".</text:span></text:p>
        <text:p text:style-name="P17">(Cuando decimos que "PDO escapa automáticamente la comilla en 'O'Brien'", nos referimos</text:p>
        <text:p text:style-name="P17">a un proceso de seguridad importante en el manejo de bases de datos.<text:s/></text:p>
        <text:p text:style-name="P17">Aquí te lo explico en detalle:</text:p>
        <text:p text:style-name="P18">1. El problema:</text:p>
        <text:p text:style-name="P17">-En SQL, las comillas simples se usan para delimitar strings.</text:p>
        <text:p text:style-name="P17">-Una comilla simple dentro de un string puede causar errores de sintaxis o vulnerabilidades de seguridad.</text:p>
        <text:p text:style-name="P18">2.Escapar caracteres:</text:p>
        <text:p text:style-name="P17">-"Escapar" significa tratar un carácter especial como texto literal.</text:p>
        <text:p text:style-name="P17">-Para SQL, esto generalmente implica añadir una barra invertida antes de la comilla: O\'Brien.</text:p>
        <text:p text:style-name="P18">3.PDO y el escape automático:</text:p>
        <text:p text:style-name="P17">-Cuando usas consultas preparadas con PDO, no necesitas escapar manualmente.</text:p>
        <text:p text:style-name="P17">-PDO se encarga de tratar correctamente caracteres especiales como comillas.</text:p>
        <text:p text:style-name="P18">4.Cómo funciona:</text:p>
        <text:p text:style-name="P17">-PDO envía el valor 'O'Brien' separado de la consulta SQL.</text:p>
        <text:p text:style-name="P17">-La base de datos trata todo el string como un solo valor, incluyendo la comilla.</text:p>
        <text:p text:style-name="P17">Ejemplo:</text:p>
        <text:p text:style-name="P17"><text:s text:c="3"/>$name = "O'Brien";</text:p>
        <text:p text:style-name="P17"><text:s text:c="3"/>$stmt = $pdo-&gt;prepare("INSERT INTO users (name) VALUES (?)");</text:p>
        <text:p text:style-name="P17"><text:s text:c="3"/>$stmt-&gt;execute([$name]);</text:p>
        <text:p text:style-name="P17"/>
        <text:p text:style-name="P17">PDO asegura que 'O'Brien' se inserte correctamente, sin causar errores de SQL.</text:p>
        <text:p text:style-name="P18">6. Beneficios:</text:p>
        <text:p text:style-name="P17">-Previene inyecciones SQL.</text:p>
        <text:p text:style-name="P17">-Reduce errores de sintaxis.</text:p>
        <text:p text:style-name="P17">-Simplifica el código al no requerir escape manual.</text:p>
        <text:p text:style-name="P17"/>
        <text:p text:style-name="P17">En resumen, PDO maneja de forma segura caracteres potencialmente problemáticos en los datos, lo</text:p>
        <text:p text:style-name="P17">que es crucial para la seguridad y la integridad de las operaciones de base de datos.)</text:p>
        <text:p text:style-name="P17"/>
        <text:p text:style-name="P25"><text:s/>2,Los valores no se insertan directamente en la cadena SQL.</text:p>
        <text:p text:style-name="P25"><text:s/>3,La base de datos recibe la consulta y los valores separadamente.</text:p>
        <text:p text:style-name="P14"/>
        <text:p text:style-name="P15"><text:s/>Este proceso asegura que:</text:p>
        <text:p text:style-name="P14"><text:s/>-Los datos se traten como datos, no como parte del código SQL.</text:p>
        <text:p text:style-name="P14"><text:s/>-Se eviten problemas de sintaxis SQL por caracteres especiales.</text:p>
        <text:p text:style-name="P14"><text:s/>-Se prevenga la inyección SQL al no permitir que los datos del usuario alteren la estructura de la consulta.</text:p>
        <text:p text:style-name="P14"><text:s/>-Esta técnica es fundamental para la seguridad en aplicaciones que interactúan con bases de datos.</text:p>
        <text:p text:style-name="P17"/>
        <text:p text:style-name="P23">Método2:</text:p>
        <text:p text:style-name="P14"/>
        <text:p text:style-name="P15">Con bindParam():</text:p>
        <text:p text:style-name="P14">La función bindParam() es otra forma de vincular parámetros en PDO, que ofrece un control más detallado.<text:s/></text:p>
        <text:p text:style-name="P20">Aquí te muestro cómo se usaría:</text:p>
        <text:p text:style-name="P14">&lt;?php</text:p>
        <text:p text:style-name="P21"><text:span text:style-name="T22">$pdo</text:span><text:s/>= new PDO('<text:span text:style-name="T23">mysql:host=localhost</text:span><text:span text:style-name="T24">;</text:span><text:span text:style-name="T24"><text:s/></text:span><text:span text:style-name="T25">dbname=mibasededatos'</text:span><text:span text:style-name="T24">,</text:span><text:span text:style-name="T24"><text:s/></text:span><text:span text:style-name="T25">'usuario'</text:span><text:span text:style-name="T24">,</text:span><text:span text:style-name="T24"><text:s/></text:span><text:span text:style-name="T25">'contraseña'</text:span><text:span text:style-name="T24">);</text:span></text:p>
        <text:p text:style-name="P14"/>
        <text:p text:style-name="P14"><text:span text:style-name="T18">function createUser($name, $email)</text:span><text:span text:style-name="T19"><text:s/></text:span><text:span text:style-name="T19">{</text:span></text:p>
        <text:p text:style-name="P14"><text:s text:c="4"/>global $pdo;</text:p>
        <text:p text:style-name="P14"><text:s text:c="4"/>$sql = "INSERT INTO users (name, email) VALUES (:name, :email)";</text:p>
        <text:p text:style-name="P14"><text:s text:c="4"/>$stmt = $pdo-&gt;prepare($sql);</text:p>
        <text:p text:style-name="P14"><text:s text:c="4"/></text:p>
        <text:p text:style-name="P14"><text:s text:c="4"/>$stmt-&gt;bindParam(':name', $name, PDO::PARAM_STR);</text:p>
        <text:p text:style-name="P14"><text:s text:c="4"/>$stmt-&gt;bindParam(':email', $email, PDO::PARAM_STR);</text:p>
        <text:p text:style-name="P14"><text:s text:c="4"/></text:p>
        <text:p text:style-name="P14"><text:s text:c="4"/>$stmt-&gt;execute();</text:p>
        <text:p text:style-name="P14">}</text:p>
        <text:p text:style-name="P14"/>
        <text:p text:style-name="P14"><text:span text:style-name="T18">function updateUser($id, $name, $email)</text:span><text:span text:style-name="T19"><text:s/></text:span><text:span text:style-name="T19">{</text:span></text:p>
        <text:p text:style-name="P14"><text:s text:c="4"/>global $pdo;</text:p>
        <text:p text:style-name="P14"><text:s text:c="4"/>$sql = "UPDATE users SET name = :name, email = :email WHERE id = :id";</text:p>
        <text:p text:style-name="P14"><text:s text:c="4"/>$stmt = $pdo-&gt;prepare($sql);</text:p>
        <text:p text:style-name="P14"><text:s text:c="4"/></text:p>
        <text:p text:style-name="P14"><text:s text:c="4"/>$stmt-&gt;bindParam(':name', $name, PDO::PARAM_STR);</text:p>
        <text:p text:style-name="P14"><text:s text:c="4"/>$stmt-&gt;bindParam(':email', $email, PDO::PARAM_STR);</text:p>
        <text:p text:style-name="P14"><text:s text:c="4"/>$stmt-&gt;bindParam(':id', $id, PDO::PARAM_INT);</text:p>
        <text:p text:style-name="P14"><text:s text:c="4"/></text:p>
        <text:p text:style-name="P14"><text:s text:c="4"/>$stmt-&gt;execute();</text:p>
        <text:p text:style-name="P14">}</text:p>
        <text:p text:style-name="P14"/>
        <text:p text:style-name="P15">Puntos clave:</text:p>
        <text:p text:style-name="P14"><text:span text:style-name="T8"><text:s/></text:span><text:span text:style-name="T7">1. Marcadores nombrados:</text:span><text:s/>Usamos :name, :email, etc., en lugar de ?.</text:p>
        <text:p text:style-name="P16"><text:s/><text:span text:style-name="T7">2. bindParam():</text:span></text:p>
        <text:p text:style-name="P14">-Primer argumento: el marcador nombrado.</text:p>
        <text:p text:style-name="P14">-Segundo argumento: la variable que contiene el valor.</text:p>
        <text:p text:style-name="P14"><text:span text:style-name="T8"><text:s/></text:span><text:span text:style-name="T7">3.Tercer argumento:</text:span><text:span text:style-name="T7"><text:s/></text:span>el tipo de dato (PDO::PARAM_STR para strings, PDO::PARAM_INT para enteros, etc.).</text:p>
        <text:p text:style-name="P15">Ventajas de bindParam():</text:p>
        <text:p text:style-name="P14"><text:s/>-Permite especificar el tipo de dato explícitamente.</text:p>
        <text:p text:style-name="P14"><text:s/>-Puede reutilizar la misma sentencia preparada con diferentes valores.</text:p>
        <text:p text:style-name="P14"><text:s/>-Es útil cuando se trabaja con variables que pueden cambiar antes de la ejecución.</text:p>
        <text:p text:style-name="P14"><text:span text:style-name="T8">4.Ejecución:</text:span><text:span text:style-name="T8"><text:s/></text:span>Después de vincular todos los parámetros, se llama a execute() sin argumentos.</text:p>
        <text:p text:style-name="P14"/>
        <text:p text:style-name="P14">Este método es particularmente útil en situaciones donde necesitas un control más preciso</text:p>
        <text:p text:style-name="P14">sobre los tipos de datos o cuando estás trabajando con valores que pueden cambiar entre la preparación y la ejecución de la consulta.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/>
    <style:font-face style:name="Microsoft YaHei" svg:font-family="Microsoft YaHei"/>
  </office:font-face-decls>
  <office:styles>
    <style:default-style style:family="paragraph">
      <style:paragraph-properties fo:text-align="start" style:tab-stop-distance="1.251cm"/>
      <style:text-properties fo:hyphenate="false" style:font-name="Times New Roman" fo:font-size="12pt" fo:language="fr" fo:country="fr" style:font-name-asian="SimSun" style:font-size-asian="12pt" style:language-asian="zh" style:country-asian="cn" style:font-name-complex="Arial" style:font-size-complex="12pt" style:language-complex="hi" style:country-complex="in" style:use-window-font-color="true" style:letter-kerning="true"/>
    </style:default-style>
    <style:default-style style:family="text">
      <style:text-properties style:font-name="Times New Roman" fo:font-size="12pt" fo:language="fr" fo:country="fr" style:font-name-asian="SimSun" style:font-size-asian="12pt" style:language-asian="zh" style:country-asian="cn" style:font-name-complex="Arial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text:number-lines="false"/>
      <style:text-properties fo:hyphenate="false" fo:hyphenation-remain-char-count="2" fo:hyphenation-push-char-count="2" style:font-name="Times New Roman" fo:font-size="12pt" fo:font-weight="normal" fo:font-style="normal" fo:language="fr" fo:country="fr" style:font-name-asian="SimSun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itre_20_1" style:display-name="Titre 1" style:family="paragraph" style:parent-style-name="Normal" style:next-style-name="Normal" style:default-outline-level="1">
      <style:paragraph-properties fo:margin-top="0.423cm" fo:margin-bottom="0.106cm" style:tab-stop-distance="1.249cm" fo:keep-with-next="always" fo:keep-together="always" fo:hyphenation-ladder-count="no-limit" text:number-lines="true"/>
      <style:text-properties fo:hyphenate="true" fo:hyphenation-remain-char-count="2" fo:hyphenation-push-char-count="2" style:font-name="Arial" fo:font-size="18pt" fo:font-weight="bold" fo:language="fr" fo:country="fr" style:font-size-asian="18pt" style:font-weight-asian="bold" style:language-asian="none" style:country-asian="none" style:font-name-complex="Arial" style:font-size-complex="18pt" style:font-weight-complex="bold" style:language-complex="none" style:country-complex="none"/>
    </style:style>
    <style:style style:name="Titre_20_2" style:display-name="Titre 2" style:family="paragraph" style:parent-style-name="Titre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Titre_20_3" style:display-name="Titre 3" style:family="paragraph" style:parent-style-name="Titre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fo:hyphenate="false" fo:hyphenation-remain-char-count="2" fo:hyphenation-push-char-count="2"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>
      <style:paragraph-properties fo:margin-top="0.000cm" fo:margin-bottom="0.212cm" text:number-lines="true"/>
      <style:text-properties fo:hyphenate="false" fo:hyphenation-remain-char-count="2" fo:hyphenation-push-char-count="2"/>
    </style:style>
    <style:style style:name="Liste" style:display-name="Liste" style:family="paragraph" style:parent-style-name="Text_20_body">
      <style:paragraph-properties text:number-lines="true"/>
      <style:text-properties fo:hyphenate="false" fo:hyphenation-remain-char-count="2" fo:hyphenation-push-char-count="2" style:font-name-complex="Arial"/>
    </style:style>
    <style:style style:name="Légende" style:display-name="Légende" style:family="paragraph" style:parent-style-name="Standard">
      <style:paragraph-properties fo:margin-top="0.212cm" fo:margin-bottom="0.212cm" text:number-lines="true"/>
      <style:text-properties fo:hyphenate="false" fo:hyphenation-remain-char-count="2" fo:hyphenation-push-char-count="2" fo:font-size="12pt" fo:font-style="italic" style:font-size-asian="12pt" style:font-style-asian="italic" style:font-name-complex="Arial" style:font-size-complex="12pt" style:font-style-complex="italic"/>
    </style:style>
    <style:style style:name="Index" style:display-name="Index" style:family="paragraph" style:parent-style-name="Standard">
      <style:paragraph-properties text:number-lines="true"/>
      <style:text-properties fo:hyphenate="false" fo:hyphenation-remain-char-count="2" fo:hyphenation-push-char-count="2" style:font-name-complex="Arial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4cm" fo:page-height="29.704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Edu Hermosilla</meta:initial-creator>
    <meta:creation-date>2024-09-18T23:32:45</meta:creation-date>
    <dc:date>2024-09-20T01:54:31</dc:date>
    <meta:print-date>1970-01-01T01:00:00</meta:print-date>
  </office:meta>
</office:document-meta>
</file>